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acc" officeooo:paragraph-rsid="001d8acc"/>
    </style:style>
    <style:style style:name="P2" style:family="paragraph" style:parent-style-name="Standard">
      <style:text-properties officeooo:rsid="001d8acc" officeooo:paragraph-rsid="001e7069"/>
    </style:style>
    <style:style style:name="P3" style:family="paragraph" style:parent-style-name="Standard">
      <style:text-properties officeooo:rsid="001e7069" officeooo:paragraph-rsid="001e7069"/>
    </style:style>
    <style:style style:name="P4" style:family="paragraph" style:parent-style-name="Standard">
      <style:text-properties officeooo:rsid="001e7069" officeooo:paragraph-rsid="001f7783"/>
    </style:style>
    <style:style style:name="P5" style:family="paragraph" style:parent-style-name="Standard">
      <style:text-properties officeooo:rsid="001f7783" officeooo:paragraph-rsid="001f7783"/>
    </style:style>
    <style:style style:name="P6" style:family="paragraph" style:parent-style-name="Standard">
      <style:text-properties officeooo:rsid="001f818d" officeooo:paragraph-rsid="001f818d"/>
    </style:style>
    <style:style style:name="T1" style:family="text">
      <style:text-properties officeooo:rsid="001d8acc"/>
    </style:style>
    <style:style style:name="T2" style:family="text">
      <style:text-properties officeooo:rsid="001e7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3 Battery SPI Capture Log.</text:p>
      <text:p text:style-name="P1"/>
      <text:p text:style-name="P1">Setup :</text:p>
      <text:p text:style-name="P1">HV Controller and one slave on “batman” with 25 lifepo4 cells.</text:p>
      <text:p text:style-name="P1"/>
      <text:p text:style-name="P3">Salea Logic 8 on “batman” spi bus at 24mhz , 3 second window. Spi decode active. SPI mode 3.</text:p>
      <text:p text:style-name="P1"/>
      <text:p text:style-name="P1">Captures :</text:p>
      <text:p text:style-name="P1"/>
      <text:p text:style-name="P1">1)All cells connected. Min : 3.268v , Max 3.279 , temps : 18c</text:p>
      <text:p text:style-name="P1"/>
      <text:p text:style-name="P2">2)<text:span text:style-name="T2">Cell 1 replaced with psu. </text:span>Min : <text:span text:style-name="T2">2.662</text:span>v , Max 3.<text:span text:style-name="T2">886</text:span> , temps : 18c</text:p>
      <text:p text:style-name="P2"/>
      <text:p text:style-name="P3">3)Cell 1 replaced with psu. <text:span text:style-name="T1">Min : </text:span>2.444<text:span text:style-name="T1">v , Max </text:span>4.104<text:span text:style-name="T1"> , temps : 18.</text:span>5<text:span text:style-name="T1">c</text:span></text:p>
      <text:p text:style-name="P3"/>
      <text:p text:style-name="P4">4)Cell 1 replaced with psu ,<text:span text:style-name="T1">temps : 18.</text:span>5<text:span text:style-name="T1">c, 2 sweeps of psu from 0.5-5v during capture.</text:span></text:p>
      <text:p text:style-name="P4"/>
      <text:p text:style-name="P5">5)<text:span text:style-name="T1">All cells connected. Min : 3.26</text:span>4<text:span text:style-name="T1">v , Max 3.</text:span>714<text:span text:style-name="T1">, temps : 18.</text:span>5<text:span text:style-name="T1">c, </text:span>psu charging cell 24.</text:p>
      <text:p text:style-name="P5"/>
      <text:p text:style-name="P6">6)<text:span text:style-name="T1">All cells connected. Min : 3.2</text:span>2<text:span text:style-name="T1">v , Max 3.</text:span>308<text:span text:style-name="T1"> , temps <text:s/></text:span>ramped from 25 to 26c during cap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0:55:40.594000000</meta:creation-date>
    <dc:date>2020-08-04T11:18:44.716000000</dc:date>
    <meta:editing-duration>PT2M43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1" meta:word-count="132" meta:character-count="657" meta:non-whitespace-character-count="535"/>
  </office:meta>
</office:document-meta>
</file>